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9"/>
    <style:style style:name="ce6" style:family="table-cell" style:parent-style-name="Default" style:data-style-name="N119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Knob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.3v/10k</text:p>
          </table:table-cell>
          <table:table-cell table:formula="of:=0.00033" office:value-type="float" office:value="0.00033">
            <text:p>0.00033</text:p>
          </table:table-cell>
          <table:table-cell office:value-type="float" office:value="64">
            <text:p>64</text:p>
          </table:table-cell>
          <table:table-cell table:formula="of:=[.D3]*[.C3]" office:value-type="float" office:value="0.02112">
            <text:p>0.021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x</text:p>
          </table:table-cell>
          <table:table-cell office:value-type="float" office:value="0.00008">
            <text:p>0.00008</text:p>
          </table:table-cell>
          <table:table-cell office:value-type="float" office:value="10">
            <text:p>10</text:p>
          </table:table-cell>
          <table:table-cell table:formula="of:=[.D4]*[.C4]" office:value-type="float" office:value="0.0008">
            <text:p>0.0008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3:.E4])" office:value-type="float" office:value="0.02192">
            <text:p>0.02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witch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.3v/10k</text:p>
          </table:table-cell>
          <table:table-cell table:formula="of:=0.00033" office:value-type="float" office:value="0.00033">
            <text:p>0.00033</text:p>
          </table:table-cell>
          <table:table-cell office:value-type="float" office:value="64">
            <text:p>64</text:p>
          </table:table-cell>
          <table:table-cell table:formula="of:=[.D11]*[.C11]" office:value-type="float" office:value="0.02112">
            <text:p>0.021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11:.E11])" office:value-type="float" office:value="0.02112">
            <text:p>0.021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LE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D bias</text:p>
          </table:table-cell>
          <table:table-cell table:formula="of:=0.002" office:value-type="float" office:value="0.002">
            <text:p>0.00200</text:p>
          </table:table-cell>
          <table:table-cell office:value-type="float" office:value="64">
            <text:p>64</text:p>
          </table:table-cell>
          <table:table-cell table:formula="of:=[.D19]*[.C19]" office:value-type="float" office:value="0.128">
            <text:p>0.128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19:.E19])" office:value-type="float" office:value="0.128">
            <text:p>0.12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Teens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x 150</text:p>
          </table:table-cell>
          <table:table-cell office:value-type="float" office:value="0.15">
            <text:p>0.15000</text:p>
          </table:table-cell>
          <table:table-cell office:value-type="float" office:value="1">
            <text:p>1</text:p>
          </table:table-cell>
          <table:table-cell table:formula="of:=[.D26]*[.C26]" office:value-type="float" office:value="0.15">
            <text:p>0.15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26:.E26])" office:value-type="float" office:value="0.15">
            <text:p>0.15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Mid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 loops</text:p>
          </table:table-cell>
          <table:table-cell office:value-type="float" office:value="0.005">
            <text:p>0.00500</text:p>
          </table:table-cell>
          <table:table-cell office:value-type="float" office:value="2">
            <text:p>2</text:p>
          </table:table-cell>
          <table:table-cell table:formula="of:=[.D33]*[.C33]" office:value-type="float" office:value="0.01">
            <text:p>0.01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33:.E33])" office:value-type="float" office:value="0.01">
            <text:p>0.01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Mid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Current</text:p>
          </table:table-cell>
          <table:table-cell office:value-type="string">
            <text:p>Multiplier</text:p>
          </table:table-cell>
          <table:table-cell office:value-type="string">
            <text:p>SubSubtotal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 shorted outs</text:p>
          </table:table-cell>
          <table:table-cell office:value-type="float" office:value="0.005">
            <text:p>0.00500</text:p>
          </table:table-cell>
          <table:table-cell office:value-type="float" office:value="4">
            <text:p>4</text:p>
          </table:table-cell>
          <table:table-cell table:formula="of:=[.D41]*[.C41]" office:value-type="float" office:value="0.02">
            <text:p>0.020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>
            <text:p>SubTotal:</text:p>
          </table:table-cell>
          <table:table-cell table:formula="of:=SUM([.E41:.E41])" office:value-type="float" office:value="0.02">
            <text:p>0.020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/>
          <table:table-cell table:style-name="ce3"/>
          <table:table-cell table:style-name="ce1"/>
          <table:table-cell table:style-name="ce3"/>
          <table:table-cell table:style-name="ce6"/>
          <table:table-cell table:style-name="ce1" table:number-columns-repeated="2"/>
        </table:table-row>
        <table:table-row table:style-name="ro1">
          <table:table-cell table:number-columns-repeated="4"/>
          <table:table-cell table:style-name="ce4" office:value-type="string">
            <text:p>Grand Total:</text:p>
          </table:table-cell>
          <table:table-cell table:formula="of:=SUM([.F1:.F49])" office:value-type="float" office:value="0.35104">
            <text:p>0.351</text:p>
          </table:table-cell>
          <table:table-cell office:value-type="string">
            <text:p>Amps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2/10/2015</text:date>, <text:time>19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16S</meta:editing-duration>
    <meta:editing-cycles>3</meta:editing-cycles>
    <meta:generator>OpenOffice.org/3.4.1$Win32 OpenOffice.org_project/341m1$Build-9593</meta:generator>
    <dc:date>2015-12-10T19:38:32.61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